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45CBE0B.png"/>
  <manifest:file-entry manifest:media-type="image/png" manifest:full-path="Pictures/100000000000055600000300C9F7ECE0.png"/>
  <manifest:file-entry manifest:media-type="image/png" manifest:full-path="Pictures/1000000000000556000003001C21CE71.png"/>
  <manifest:file-entry manifest:media-type="image/png" manifest:full-path="Pictures/1000000000000556000003001DDB3E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86cm, 6.121cm, 10.8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s1" text:anchor-type="paragraph" svg:x="2.856cm" svg:y="0.303cm" svg:width="11.539cm" svg:height="11.359cm" draw:z-index="0"><draw:image xlink:href="Pictures/1000000000000556000003001C21CE71.png" xlink:type="simple" xlink:show="embed" xlink:actuate="onLoad"/></draw:frame></text:p>
      <text:p text:style-name="Standard"><text:tab/><text:tab/><text:tab/><text:tab/>Lambda X_train = 12</text:p>
      <text:p text:style-name="Standard"><draw:frame draw:style-name="fr1" draw:name="images2" text:anchor-type="paragraph" svg:x="2.856cm" svg:y="0.224cm" svg:width="11.539cm" svg:height="11.359cm" draw:z-index="1"><draw:image xlink:href="Pictures/100000000000055600000300C9F7ECE0.png" xlink:type="simple" xlink:show="embed" xlink:actuate="onLoad"/></draw:frame></text:p>
      <text:p text:style-name="Standard"><text:tab/><text:tab/><text:tab/><text:tab/>Lambda X_norm = 17</text:p>
      <text:p text:style-name="Standard"><text:soft-page-break/></text:p>
      <text:p text:style-name="Standard"><draw:frame draw:style-name="fr1" draw:name="images3" text:anchor-type="paragraph" svg:x="2.85cm" svg:y="0.247cm" svg:width="11.539cm" svg:height="11.359cm" draw:z-index="2"><draw:image xlink:href="Pictures/1000000000000556000003001DDB3E81.png" xlink:type="simple" xlink:show="embed" xlink:actuate="onLoad"/></draw:frame></text:p>
      <text:p text:style-name="Standard"><text:tab/><text:tab/><text:tab/><text:tab/><text:tab/>Lambda X_log = 7</text:p>
      <text:p text:style-name="Standard"><draw:frame draw:style-name="fr1" draw:name="images4" text:anchor-type="paragraph" svg:x="2.759cm" svg:y="0.235cm" svg:width="11.539cm" svg:height="11.359cm" draw:z-index="3"><draw:image xlink:href="Pictures/100000000000055600000300045CBE0B.png" xlink:type="simple" xlink:show="embed" xlink:actuate="onLoad"/></draw:frame></text:p>
      <text:p text:style-name="Standard"><text:tab/><text:tab/><text:tab/><text:tab/> <text:s text:c="6"/><text:tab/>Lambda X_bin = 3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3T19:34:31.23</meta:creation-date>
    <meta:document-statistic meta:table-count="0" meta:image-count="4" meta:object-count="0" meta:page-count="3" meta:paragraph-count="4" meta:word-count="16" meta:character-count="94"/>
    <dc:date>2017-04-23T23:37:32.93</dc:date>
    <meta:editing-duration>PT3H47M51S</meta:editing-duration>
    <meta:editing-cycles>1</meta:editing-cycles>
    <meta:generator>OpenOffice/4.1.1$Win32 OpenOffice.org_project/411m6$Build-9775</meta:generator>
  </office:meta>
</office:document-meta>
</file>